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Calibri" style:font-family-generic="swiss" style:font-pitch="variable" fo:font-size="18pt" style:font-size-asian="18pt" style:font-size-complex="18pt"/>
    </style:style>
    <style:style style:name="P5" style:family="paragraph">
      <style:text-properties fo:font-family="Calibri" style:font-family-generic="swiss" style:font-pitch="variable"/>
    </style:style>
    <style:style style:name="P6" style:family="paragraph">
      <style:paragraph-properties fo:text-align="center"/>
      <style:text-properties fo:font-family="Calibri" style:font-family-generic="swiss" style:font-pitch="variable" fo:font-weight="bold" style:font-weight-asian="bold" style:font-weight-complex="bold"/>
    </style:style>
    <style:style style:name="T1" style:family="text">
      <style:text-properties fo:font-family="Calibri" style:font-family-generic="swiss" style:font-pitch="variable" fo:font-size="18pt" style:font-size-asian="18pt" style:font-size-complex="18pt"/>
    </style:style>
    <style:style style:name="T2" style:family="text">
      <style:text-properties fo:font-family="Calibri" style:font-family-generic="swiss" style:font-pitch="variable" fo:font-size="10pt" style:font-size-asian="10pt" style:font-size-complex="10pt"/>
    </style:style>
    <style:style style:name="T3" style:family="text">
      <style:text-properties fo:font-family="Calibri" style:font-style-name="Regular" style:font-family-generic="swiss" fo:font-size="18pt" style:font-family-asian="Calibri" style:font-style-name-asian="Regular" style:font-family-generic-asian="swiss" style:font-size-asian="18pt" style:font-family-complex="Calibri" style:font-style-name-complex="Regular" style:font-family-generic-complex="swiss" style:font-size-complex="18pt"/>
    </style:style>
    <style:style style:name="T4" style:family="text">
      <style:text-properties fo:font-family="Calibri" style:font-family-generic="swiss" style:font-pitch="variable"/>
    </style:style>
    <style:style style:name="T5" style:family="text">
      <style:text-properties fo:font-family="Calibri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355cm" svg:height="3.8cm" svg:x="16.545cm" svg:y="2.3cm">
          <text:p text:style-name="P1"><text:span text:style-name="T1">ui(dT)</text:span></text:p>
          <text:p text:style-name="P1"><text:span text:style-name="T1">existiert in S?</text:span></text:p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0.9cm" svg:y1="4.2cm" svg:x2="31.423cm" svg:y2="5.2cm" draw:start-shape="id1" draw:start-glue-point="7" draw:end-shape="id2" draw:end-glue-point="4" svg:d="m20900 4200h10523v1000">
          <text:p/>
        </draw:connector>
        <draw:connector draw:style-name="gr2" draw:text-style-name="P1" draw:layer="layout" svg:x1="33.6cm" svg:y1="7.1cm" svg:x2="39.215cm" svg:y2="19.4cm" draw:start-shape="id2" draw:start-glue-point="7" draw:end-shape="id3" draw:end-glue-point="0" svg:d="m33600 7100h5615v12300">
          <text:p/>
        </draw:connector>
        <draw:connector draw:style-name="gr3" draw:text-style-name="P1" draw:layer="layout" draw:type="line" svg:x1="18.697cm" svg:y1="0.082cm" svg:x2="18.723cm" svg:y2="2.3cm" draw:end-shape="id1" draw:end-glue-point="4" svg:d="m18697 82 26 2218">
          <text:p/>
        </draw:connector>
        <draw:custom-shape draw:style-name="gr1" draw:text-style-name="P2" xml:id="id2" draw:id="id2" draw:layer="layout" svg:width="4.355cm" svg:height="3.8cm" svg:x="29.245cm" svg:y="5.2cm">
          <text:p text:style-name="P1"><text:span text:style-name="T1">name(dT)</text:span></text:p>
          <text:p text:style-name="P1"><text:span text:style-name="T1">existiert in S?</text:span></text:p>
          <text:p text:style-name="P1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4.555cm" svg:height="4.2cm" svg:x="6.106cm" svg:y="14.1cm">
          <text:p text:style-name="P1"><text:span text:style-name="T1">dSname </text:span></text:p>
          <text:p text:style-name="P1"><text:span text:style-name="T1">= name(dT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xml:id="id4" draw:id="id4" draw:layer="layout" svg:width="6cm" svg:height="2.2cm" svg:x="5.4cm" svg:y="10.2cm">
          <text:p text:style-name="P3"><text:span text:style-name="T1">dSname </text:span></text:p>
          <text:p text:style-name="P3"><text:span text:style-name="T1"><text:s/></text:span><text:span text:style-name="T1">= name(S( ui(dT ) 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6.545cm" svg:y1="4.2cm" svg:x2="8.4cm" svg:y2="10.2cm" draw:start-shape="id1" draw:start-glue-point="5" draw:end-shape="id4" draw:end-glue-point="0" svg:d="m16545 4200h-8145v6000">
          <text:p/>
        </draw:connector>
        <draw:connector draw:style-name="gr2" draw:text-style-name="P1" draw:layer="layout" svg:x1="8.4cm" svg:y1="12.4cm" svg:x2="8.384cm" svg:y2="14.1cm" draw:start-shape="id4" draw:start-glue-point="2" draw:end-shape="id5" draw:end-glue-point="4" svg:d="m8400 12400v851h-16v849">
          <text:p/>
        </draw:connector>
        <draw:custom-shape draw:style-name="gr1" draw:text-style-name="P2" xml:id="id6" draw:id="id6" draw:layer="layout" svg:width="8cm" svg:height="2.2cm" svg:x="9.1cm" svg:y="19.4cm">
          <text:p text:style-name="P1"><text:span text:style-name="T1">Descriptor Name verändert:</text:span></text:p>
          <text:p text:style-name="P1"><text:span text:style-name="T1">dSname </text:span><text:span text:style-name="T3">→</text:span><text:span text:style-name="T1"> name(d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6.77cm" svg:height="2.2cm" svg:x="19.2cm" svg:y="19.4cm">
          <text:p text:style-name="P1"><text:span text:style-name="T1">Descriptor hinzugefüg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661cm" svg:y1="16.2cm" svg:x2="13.1cm" svg:y2="19.4cm" draw:start-shape="id5" draw:start-glue-point="7" draw:end-shape="id6" draw:end-glue-point="0" svg:d="m10661 16200h2439v3200">
          <text:p/>
        </draw:connector>
        <draw:frame draw:style-name="gr4" draw:text-style-name="P5" draw:layer="layout" svg:width="1.7cm" svg:height="1.026cm" svg:x="14.6cm" svg:y="3.174cm">
          <draw:text-box>
            <text:p><text:span text:style-name="T4">ja</text:span></text:p>
          </draw:text-box>
        </draw:frame>
        <draw:frame draw:style-name="gr4" draw:text-style-name="P5" draw:layer="layout" svg:width="1.7cm" svg:height="1.026cm" svg:x="21.4cm" svg:y="3.1cm">
          <draw:text-box>
            <text:p><text:span text:style-name="T4">nein</text:span></text:p>
          </draw:text-box>
        </draw:frame>
        <draw:frame draw:style-name="gr4" draw:text-style-name="P5" draw:layer="layout" svg:width="1.7cm" svg:height="1.026cm" svg:x="3.9cm" svg:y="15.274cm">
          <draw:text-box>
            <text:p><text:span text:style-name="T4">ja</text:span></text:p>
          </draw:text-box>
        </draw:frame>
        <draw:frame draw:style-name="gr4" draw:text-style-name="P5" draw:layer="layout" svg:width="1.7cm" svg:height="1.026cm" svg:x="11.1cm" svg:y="15.2cm">
          <draw:text-box>
            <text:p><text:span text:style-name="T4">nein</text:span></text:p>
          </draw:text-box>
        </draw:frame>
        <draw:custom-shape draw:style-name="gr1" draw:text-style-name="P2" xml:id="id7" draw:id="id7" draw:layer="layout" svg:width="7.5cm" svg:height="2.2cm" svg:x="0.1cm" svg:y="19.4cm">
          <text:p text:style-name="P1"><text:span text:style-name="T1">Descriptor unveränder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106cm" svg:y1="16.2cm" svg:x2="3.85cm" svg:y2="19.4cm" draw:start-shape="id5" draw:start-glue-point="5" draw:end-shape="id7" draw:end-glue-point="0" svg:d="m6106 16200h-2256v3200">
          <text:p/>
        </draw:connector>
        <draw:custom-shape draw:style-name="gr1" draw:text-style-name="P2" xml:id="id8" draw:id="id8" draw:layer="layout" svg:width="4.355cm" svg:height="3.8cm" svg:x="24.445cm" svg:y="14.4cm">
          <text:p text:style-name="P1"><text:span text:style-name="T1">dSui</text:span></text:p>
          <text:p text:style-name="P1"><text:span text:style-name="T1">existiert in T?</text:span></text:p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8.8cm" svg:y1="16.3cm" svg:x2="30.8cm" svg:y2="19.4cm" draw:start-shape="id8" draw:start-glue-point="7" draw:end-shape="id9" draw:end-glue-point="0" svg:d="m28800 16300h2000v3100">
          <text:p/>
        </draw:connector>
        <draw:connector draw:style-name="gr2" draw:text-style-name="P1" draw:layer="layout" svg:x1="24.445cm" svg:y1="16.3cm" svg:x2="22.585cm" svg:y2="19.4cm" draw:start-shape="id8" draw:start-glue-point="5" draw:end-shape="id10" draw:end-glue-point="0" svg:d="m24445 16300h-1860v3100">
          <text:p/>
        </draw:connector>
        <draw:custom-shape draw:style-name="gr1" draw:text-style-name="P4" xml:id="id11" draw:id="id11" draw:layer="layout" svg:width="6cm" svg:height="2.2cm" svg:x="23.6cm" svg:y="10.3cm">
          <text:p text:style-name="P3"><text:span text:style-name="T1">dSui</text:span></text:p>
          <text:p text:style-name="P3"><text:span text:style-name="T1"><text:s/></text:span><text:span text:style-name="T1">= ui(S( name(dT ) 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9.245cm" svg:y1="7.1cm" svg:x2="26.6cm" svg:y2="10.3cm" draw:start-shape="id2" draw:start-glue-point="5" draw:end-shape="id11" draw:end-glue-point="0" svg:d="m29245 7100h-2645v3200">
          <text:p/>
        </draw:connector>
        <draw:connector draw:style-name="gr2" draw:text-style-name="P1" draw:layer="layout" svg:x1="26.6cm" svg:y1="12.5cm" svg:x2="26.623cm" svg:y2="14.4cm" draw:start-shape="id11" draw:start-glue-point="2" draw:end-shape="id8" draw:end-glue-point="4" svg:d="m26600 12500v951h23v949">
          <text:p/>
        </draw:connector>
        <draw:custom-shape draw:style-name="gr1" draw:text-style-name="P2" xml:id="id9" draw:id="id9" draw:layer="layout" svg:width="6.8cm" svg:height="2.2cm" svg:x="27.4cm" svg:y="19.4cm">
          <text:p text:style-name="P1"><text:span text:style-name="T1">Descriptor UI verändert:</text:span></text:p>
          <text:p text:style-name="P1"><text:span text:style-name="T1">dSui </text:span><text:span text:style-name="T3">→</text:span><text:span text:style-name="T1"> ui(d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7cm" svg:height="1.026cm" svg:x="27.2cm" svg:y="6.074cm">
          <draw:text-box>
            <text:p><text:span text:style-name="T4">ja</text:span></text:p>
          </draw:text-box>
        </draw:frame>
        <draw:frame draw:style-name="gr4" draw:text-style-name="P5" draw:layer="layout" svg:width="1.7cm" svg:height="1.026cm" svg:x="34cm" svg:y="6cm">
          <draw:text-box>
            <text:p><text:span text:style-name="T4">nein</text:span></text:p>
          </draw:text-box>
        </draw:frame>
        <draw:frame draw:style-name="gr4" draw:text-style-name="P5" draw:layer="layout" svg:width="1.7cm" svg:height="1.026cm" svg:x="23.1cm" svg:y="15.274cm">
          <draw:text-box>
            <text:p><text:span text:style-name="T4">ja</text:span></text:p>
          </draw:text-box>
        </draw:frame>
        <draw:frame draw:style-name="gr4" draw:text-style-name="P5" draw:layer="layout" svg:width="1.7cm" svg:height="1.026cm" svg:x="29.1cm" svg:y="15.3cm">
          <draw:text-box>
            <text:p><text:span text:style-name="T4">nein</text:span></text:p>
          </draw:text-box>
        </draw:frame>
        <draw:custom-shape draw:style-name="gr1" draw:text-style-name="P2" xml:id="id3" draw:id="id3" draw:layer="layout" svg:width="6.77cm" svg:height="2.2cm" svg:x="35.83cm" svg:y="19.4cm">
          <text:p text:style-name="P1"><text:span text:style-name="T1">Descriptor hinzugefügt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229cm" svg:height="1.17cm" svg:x="18.171cm" svg:y="5.3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29cm" svg:height="1.17cm" svg:x="18.17cm" svg:y="5.299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29cm" svg:height="1.17cm" svg:x="30.871cm" svg:y="8.3cm">
          <text:p text:style-name="P1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29cm" svg:height="1.17cm" svg:x="7.771cm" svg:y="17.63cm">
          <text:p text:style-name="P1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29cm" svg:height="1.17cm" svg:x="26.071cm" svg:y="17.6cm">
          <text:p text:style-name="P1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29cm" svg:height="1.17cm" svg:x="10.8cm" svg:y="11.83cm">
          <text:p text:style-name="P1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29cm" svg:height="1.17cm" svg:x="29cm" svg:y="11.9cm">
          <text:p text:style-name="P1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3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5:30:10.49</meta:creation-date>
    <dc:date>2012-10-18T17:45:53.76</dc:date>
    <dc:creator>Philipp Lucas</dc:creator>
    <meta:editing-duration>PT8H12M29S</meta:editing-duration>
    <meta:editing-cycles>8</meta:editing-cycles>
    <meta:generator>OpenOffice.org/3.4$Win32 OpenOffice.org_project/340m1$Build-9590</meta:generator>
    <meta:document-statistic meta:object-count="37"/>
  </office:meta>
</office:document-meta>
</file>